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draw:marker-start-width="0.596cm" draw:marker-end-width="0.596cm" draw:fill="none" draw:textarea-vertical-align="middle" fo:padding-top="0.23cm" fo:padding-bottom="0.23cm" fo:padding-left="0.355cm" fo:padding-right="0.355cm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159cm" draw:marker-start-width="0.517cm" draw:marker-end-width="0.517cm" draw:fill="none" draw:textarea-vertical-align="middle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159cm" draw:marker-start-width="0.516cm" draw:marker-end-width="0.516cm" draw:fill="none" draw:textarea-vertical-align="middle" fo:padding-top="0.203cm" fo:padding-bottom="0.203cm" fo:padding-left="0.328cm" fo:padding-right="0.328cm"/>
    </style:style>
    <style:style style:name="gr5" style:family="graphic" style:parent-style-name="objectwithoutfill">
      <style:graphic-properties svg:stroke-width="0.282cm" draw:marker-start-width="0.7cm" draw:marker-end-width="0.7cm" draw:fill="none" draw:textarea-vertical-align="middle" fo:padding-top="0.264cm" fo:padding-bottom="0.264cm" fo:padding-left="0.389cm" fo:padding-right="0.389cm"/>
    </style:style>
    <style:style style:name="gr6" style:family="graphic" style:parent-style-name="objectwithoutfill">
      <style:graphic-properties svg:stroke-width="0.212cm" draw:marker-start-width="0.75cm" draw:marker-end-width="0.75cm" draw:fill="none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svg:stroke-width="0.203cm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gr9" style:family="graphic" style:parent-style-name="standard">
      <style:graphic-properties draw:stroke="none" svg:stroke-color="#000000" draw:fill="none" draw:fill-color="#ffffff" fo:min-height="0.23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059cm" svg:y1="9.936cm" svg:x2="3.059cm" svg:y2="9.301cm">
          <text:p/>
        </draw:line>
        <draw:line draw:style-name="gr2" draw:text-style-name="P1" draw:layer="layout" svg:x1="3.159cm" svg:y1="9.001cm" svg:x2="6.842cm" svg:y2="9.001cm">
          <text:p/>
        </draw:line>
        <draw:line draw:style-name="gr2" draw:text-style-name="P1" draw:layer="layout" svg:x1="6.842cm" svg:y1="9.001cm" svg:x2="6.842cm" svg:y2="10.652cm">
          <text:p/>
        </draw:line>
        <draw:line draw:style-name="gr1" draw:text-style-name="P1" draw:layer="layout" svg:x1="3.059cm" svg:y1="10.417cm" svg:x2="3.059cm" svg:y2="11.433cm">
          <text:p/>
        </draw:line>
        <draw:line draw:style-name="gr3" draw:text-style-name="P1" draw:layer="layout" svg:x1="3.159cm" svg:y1="11.033cm" svg:x2="6.842cm" svg:y2="11.033cm">
          <text:p/>
        </draw:line>
        <draw:line draw:style-name="gr1" draw:text-style-name="P1" draw:layer="layout" svg:x1="3.667cm" svg:y1="11.033cm" svg:x2="3.667cm" svg:y2="9.763cm">
          <text:p/>
        </draw:line>
        <draw:line draw:style-name="gr4" draw:text-style-name="P1" draw:layer="layout" svg:x1="3.386cm" svg:y1="9.382cm" svg:x2="5.037cm" svg:y2="9.382cm">
          <text:p/>
        </draw:line>
        <draw:line draw:style-name="gr1" draw:text-style-name="P1" draw:layer="layout" svg:x1="4.683cm" svg:y1="9.001cm" svg:x2="4.683cm" svg:y2="10.525cm">
          <text:p/>
        </draw:line>
        <draw:line draw:style-name="gr1" draw:text-style-name="P1" draw:layer="layout" svg:x1="5.572cm" svg:y1="11.033cm" svg:x2="5.572cm" svg:y2="9.255cm">
          <text:p/>
        </draw:line>
        <draw:line draw:style-name="gr1" draw:text-style-name="P1" draw:layer="layout" svg:x1="6.588cm" svg:y1="9.89cm" svg:x2="5.572cm" svg:y2="9.89cm">
          <text:p/>
        </draw:line>
        <draw:line draw:style-name="gr5" draw:text-style-name="P1" draw:layer="layout" svg:x1="6.436cm" svg:y1="9.89cm" svg:x2="6.436cm" svg:y2="9.255cm">
          <text:p/>
        </draw:line>
        <draw:line draw:style-name="gr6" draw:text-style-name="P1" draw:layer="layout" svg:x1="6.842cm" svg:y1="10.398cm" svg:x2="5.953cm" svg:y2="10.398cm">
          <text:p/>
        </draw:line>
        <draw:line draw:style-name="gr7" draw:text-style-name="P1" draw:layer="layout" svg:x1="4.175cm" svg:y1="11.033cm" svg:x2="4.175cm" svg:y2="9.763cm">
          <text:p/>
        </draw:line>
        <draw:line draw:style-name="gr1" draw:text-style-name="P1" draw:layer="layout" svg:x1="3.159cm" svg:y1="10.036cm" svg:x2="2.524cm" svg:y2="10.036cm">
          <text:p/>
        </draw:line>
        <draw:line draw:style-name="gr2" draw:text-style-name="P1" draw:layer="layout" svg:x1="3.159cm" svg:y1="10.417cm" svg:x2="2.524cm" svg:y2="10.417cm">
          <text:p/>
        </draw:line>
        <draw:line draw:style-name="gr1" draw:text-style-name="P1" draw:layer="layout" svg:x1="2.524cm" svg:y1="10.036cm" svg:x2="2.524cm" svg:y2="10.417cm">
          <text:p/>
        </draw:line>
        <draw:line draw:style-name="gr1" draw:text-style-name="P1" draw:layer="layout" svg:x1="6.842cm" svg:y1="10.652cm" svg:x2="7.477cm" svg:y2="10.652cm">
          <text:p/>
        </draw:line>
        <draw:line draw:style-name="gr3" draw:text-style-name="P1" draw:layer="layout" svg:x1="6.842cm" svg:y1="11.033cm" svg:x2="7.477cm" svg:y2="11.033cm">
          <text:p/>
        </draw:line>
        <draw:line draw:style-name="gr2" draw:text-style-name="P1" draw:layer="layout" svg:x1="7.477cm" svg:y1="10.652cm" svg:x2="7.477cm" svg:y2="11.033cm">
          <text:p/>
        </draw:line>
        <draw:frame draw:style-name="gr8" draw:text-style-name="P2" draw:layer="layout" svg:width="1.905cm" svg:height="1.016cm" svg:x="2.143cm" svg:y="9.509cm">
          <draw:text-box>
            <text:p><text:span text:style-name="T1">Start</text:span></text:p>
          </draw:text-box>
        </draw:frame>
        <draw:frame draw:style-name="gr9" draw:text-style-name="P2" draw:layer="layout" svg:width="1.016cm" svg:height="0.489cm" svg:x="6.969cm" svg:y="10.144cm">
          <draw:text-box>
            <text:p><text:span text:style-name="T1">End</text:span></text:p>
          </draw:text-box>
        </draw:frame>
        <draw:line draw:style-name="gr1" draw:text-style-name="P1" draw:layer="layout" svg:x1="4.883cm" svg:y1="9.001cm" svg:x2="4.883cm" svg:y2="10.525cm">
          <text:p/>
        </draw:line>
        <draw:line draw:style-name="gr1" draw:text-style-name="P1" draw:layer="layout" svg:x1="5.083cm" svg:y1="8.901cm" svg:x2="5.064cm" svg:y2="10.679cm">
          <text:p/>
        </draw:line>
        <draw:line draw:style-name="gr1" draw:text-style-name="P1" draw:layer="layout" svg:x1="4.884cm" svg:y1="8.901cm" svg:x2="4.865cm" svg:y2="10.679cm">
          <text:p/>
        </draw:line>
        <draw:line draw:style-name="gr1" draw:text-style-name="P1" draw:layer="layout" svg:x1="4.684cm" svg:y1="8.901cm" svg:x2="4.665cm" svg:y2="10.679cm">
          <text:p/>
        </draw:line>
        <draw:line draw:style-name="gr1" draw:text-style-name="P1" draw:layer="layout" svg:x1="6.207cm" svg:y1="9.891cm" svg:x2="6.207cm" svg:y2="9.256cm">
          <text:p/>
        </draw:line>
        <draw:line draw:style-name="gr1" draw:text-style-name="P1" draw:layer="layout" svg:x1="6.007cm" svg:y1="9.891cm" svg:x2="6.007cm" svg:y2="9.256cm">
          <text:p/>
        </draw:line>
        <draw:line draw:style-name="gr6" draw:text-style-name="P1" draw:layer="layout" svg:x1="6.843cm" svg:y1="10.598cm" svg:x2="5.954cm" svg:y2="10.598cm">
          <text:p/>
        </draw:line>
        <draw:line draw:style-name="gr4" draw:text-style-name="P1" draw:layer="layout" svg:x1="3.387cm" svg:y1="9.482cm" svg:x2="5.038cm" svg:y2="9.482cm">
          <text:p/>
        </draw:line>
        <draw:line draw:style-name="gr4" draw:text-style-name="P1" draw:layer="layout" svg:x1="3.387cm" svg:y1="9.282cm" svg:x2="5.038cm" svg:y2="9.282cm">
          <text:p/>
        </draw:line>
        <draw:line draw:style-name="gr1" draw:text-style-name="P1" draw:layer="layout" svg:x1="3.567cm" svg:y1="11.033cm" svg:x2="3.567cm" svg:y2="9.763cm">
          <text:p/>
        </draw:line>
        <draw:line draw:style-name="gr1" draw:text-style-name="P1" draw:layer="layout" svg:x1="4.167cm" svg:y1="11.033cm" svg:x2="4.167cm" svg:y2="9.763cm">
          <text:p/>
        </draw:line>
        <draw:line draw:style-name="gr1" draw:text-style-name="P1" draw:layer="layout" svg:x1="3.059cm" svg:y1="9.637cm" svg:x2="3.059cm" svg:y2="9.002cm">
          <text:p/>
        </draw:line>
        <draw:line draw:style-name="gr1" draw:text-style-name="P1" draw:layer="layout" svg:x1="5.084cm" svg:y1="8.901cm" svg:x2="5.065cm" svg:y2="10.679cm">
          <text:p/>
        </draw:line>
        <draw:line draw:style-name="gr1" draw:text-style-name="P1" draw:layer="layout" svg:x1="3.794cm" svg:y1="10.271cm" svg:x2="3.794cm" svg:y2="11.033cm">
          <text:p/>
        </draw:line>
        <draw:line draw:style-name="gr1" draw:text-style-name="P1" draw:layer="layout" svg:x1="3.994cm" svg:y1="10.271cm" svg:x2="3.994cm" svg:y2="11.0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nfantino </meta:initial-creator>
    <meta:creation-date>2017-11-26T18:10:22.507119475</meta:creation-date>
    <dc:date>2017-12-17T21:47:35.466976071</dc:date>
    <dc:creator>Infantino </dc:creator>
    <meta:editing-duration>PT19M31S</meta:editing-duration>
    <meta:editing-cycles>11</meta:editing-cycles>
    <meta:generator>LibreOffice/5.0.6.2$Linux_X86_64 LibreOffice_project/00$Build-2</meta:generator>
    <meta:document-statistic meta:object-count="36"/>
  </office:meta>
</office:document-meta>
</file>